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ghp_YTZhl1eLbkXqcs2kkLVoVCGex6gY840ctm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5:25:39.109507798</meta:creation-date>
    <dc:date>2022-01-19T12:51:13.377368727</dc:date>
    <meta:editing-duration>PT17M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